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alling Modules Using a Package Manager</text:span></text:p>
      <text:p text:style-name="Standard"/>
      <text:p text:style-name="Standard">At some point you'll need a module that doesn't come in the Python standard distribution. <text:s/>Installation can be a snap or a challenge, depending on your system, the version of Python you're using, and a host of other factors. <text:s/>Fortunately, it's a snap much more often than it is a challenge. <text:s/></text:p>
      <text:p text:style-name="Standard"/>
      <text:p text:style-name="Standard">The simplest, easiest way to install modules is through a package manager, such as <text:span text:style-name="T2">pip</text:span> or <text:span text:style-name="T2">easy_install</text:span>. <text:s/>(<text:span text:style-name="T2">pip</text:span> is preferred and can be used with Windows as well as Mac/Unix.) Package managers make our lives easier by locating, downloading and building the module, as well as any dependencies, i.e., additional modules upon which it depends. </text:p>
      <text:p text:style-name="Standard"/>
      <text:p text:style-name="Standard"/>
      <text:p text:style-name="Standard"><text:span text:style-name="T1">Mac/Unix</text:span></text:p>
      <text:p text:style-name="Standard"/>
      <text:p text:style-name="Standard">In your computer's terminal window (<text:span text:style-name="T2">$</text:span> represents your terminal prompt):</text:p>
      <text:p text:style-name="Standard"/>
      <text:p text:style-name="code">$ sudo pip install <text:span text:style-name="T3">modulename</text:span></text:p>
      <text:p text:style-name="Standard"/>
      <text:p text:style-name="Standard"><text:span text:style-name="T1">Note</text:span>: <text:s/><text:span text:style-name="T2">sudo</text:span> gives you temporary root privileges, which is required for most standard module installs. <text:s/>If <text:span text:style-name="T2">sudo</text:span> doesn't work on your system, please do a web search for <text:span text:style-name="T2">enable sudo on [Mac or Linux]</text:span> (where <text:span text:style-name="T2">[Mac or Linux]</text:span> is your operating system). <text:s/></text:p>
      <text:p text:style-name="Standard"/>
      <text:p text:style-name="Standard"/>
      <text:p text:style-name="Standard">If <text:span text:style-name="T2">pip</text:span> is not found, try installing it using <text:span text:style-name="T2">easy_install</text:span>:</text:p>
      <text:p text:style-name="Standard"/>
      <text:p text:style-name="code">$ sudo easy_install pip</text:p>
      <text:p text:style-name="Standard"/>
      <text:p text:style-name="Standard"/>
      <text:p text:style-name="Standard">Or, visit <text:a xlink:type="simple" xlink:href="http://www.pip-installer.org" text:style-name="Internet_20_link" text:visited-style-name="Visited_20_Internet_20_Link">http://www.pip-installer.org</text:a>, click on the <text:span text:style-name="T2">Installation</text:span> link and follow instructions to download <text:span text:style-name="T2">get-pip.py</text:span>. <text:s/>Once it is downloaded, visit its directory and execute: <text:s/></text:p>
      <text:p text:style-name="Standard"/>
      <text:p text:style-name="code">sudo python get-pip.py</text:p>
      <text:p text:style-name="Standard"/>
      <text:p text:style-name="Standard"/>
      <text:p text:style-name="Standard">If you're unable to install <text:span text:style-name="T2">pip</text:span>, or if <text:span text:style-name="T2">pip</text:span> is not able to locate your module, you can also try using <text:span text:style-name="T2">easy install</text:span> to install the module:</text:p>
      <text:p text:style-name="Standard"/>
      <text:p text:style-name="code">$ sudo easy_install <text:span text:style-name="T3">modulename</text:span></text:p>
      <text:p text:style-name="Standard"/>
      <text:p text:style-name="Standard"/>
      <text:p text:style-name="Standard">Also, some modules may also be available in the form of an install package, in which case you can install it the way you would any clickable installer. <text:s/></text:p>
      <text:p text:style-name="Standard"/>
      <text:p text:style-name="Standard">Lastly, you can always get your hands dirty and choose to download and install modules from source. <text:s/>This is beyond the scope of these instructions, but a wealth of documentation can be found online. <text:s/></text:p>
      <text:p text:style-name="Standard"><text:bookmark text:name="_GoBack"/><text:soft-page-break/></text:p>
      <text:p text:style-name="Standard"><text:span text:style-name="T1">Windows</text:span></text:p>
      <text:p text:style-name="Standard"/>
      <text:p text:style-name="Standard">Late releases of Python 2 (2.7.9+) and Python 3 (3.4+) include <text:span text:style-name="T2">pip</text:span>, as does the ActiveState distribution of Python, so it may be available on your Windows version of Python. <text:s/></text:p>
      <text:p text:style-name="Standard"/>
      <text:p text:style-name="Standard">If not, please refer to the Mac/Unix instructions, focusing on <text:span text:style-name="T2">pip</text:span> (in other words, if <text:span text:style-name="T2">pip</text:span> is not found, skip ahead to the instructions for installing it) and omitting the <text:span text:style-name="T2">sudo </text:span>part of any command (as install permissions are not usually an issue on Windows). 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de" style:family="paragraph" style:parent-style-name="Standard" style:default-outline-level="">
      <style:text-properties style:font-name="Courier" fo:font-family="Courier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8126in" fo:margin-left="1.0626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ikie</meta:initial-creator>
    <dc:creator>David Blaikie</dc:creator>
    <meta:editing-cycles>4</meta:editing-cycles>
    <meta:creation-date>2015-03-01T21:27:00</meta:creation-date>
    <dc:date>2015-03-03T03:03:00</dc:date>
    <meta:editing-duration>PT2H5M</meta:editing-duration>
    <meta:generator>LibreOffice/5.4.2.2.0$Linux_X86_64 LibreOffice_project/40m0$Build-2</meta:generator>
    <meta:document-statistic meta:table-count="0" meta:image-count="0" meta:object-count="0" meta:page-count="2" meta:paragraph-count="18" meta:word-count="379" meta:character-count="2271" meta:non-whitespace-character-count="1888"/>
    <meta:user-defined meta:name="AppVersion">14.0000</meta:user-defined>
    <meta:user-defined meta:name="Company">AppNex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